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0">
            <text:p>SUERC-43540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353.0">
            <text:p>1353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94750">
            <text:p>Beta-94750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4230.0">
            <text:p>42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2">
            <text:p>SUERC-45002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98.0">
            <text:p>298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5">
            <text:p>SUERC-45005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585.0">
            <text:p>5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6">
            <text:p>SUERC-4500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880.0">
            <text:p>880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61">
            <text:p>SUERC-53661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4617.0">
            <text:p>461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60">
            <text:p>SUERC-53660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6164.0">
            <text:p>616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59">
            <text:p>SUERC-53659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1688.0">
            <text:p>1688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2">
            <text:p>-0.52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58">
            <text:p>SUERC-53658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443.0">
            <text:p>443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414972">
            <text:p>Beta-414972</text:p>
          </table:table-cell>
          <table:table-cell office:value-type="float" office:value="58.47">
            <text:p>58.47</text:p>
          </table:table-cell>
          <table:table-cell office:value-type="float" office:value="-4.71">
            <text:p>-4.71</text:p>
          </table:table-cell>
          <table:table-cell office:value-type="float" office:value="5390.0">
            <text:p>53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7">
            <text:p>-0.0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414973">
            <text:p>Beta-414973</text:p>
          </table:table-cell>
          <table:table-cell office:value-type="float" office:value="58.47">
            <text:p>58.47</text:p>
          </table:table-cell>
          <table:table-cell office:value-type="float" office:value="-4.71">
            <text:p>-4.71</text:p>
          </table:table-cell>
          <table:table-cell office:value-type="float" office:value="2940.0">
            <text:p>29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39">
            <text:p>SUERC-43539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935.0">
            <text:p>935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7">
            <text:p>SUERC-4500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183.0">
            <text:p>118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7">
            <text:p>0.0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7">
            <text:p>SUERC-3951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20.0">
            <text:p>4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8">
            <text:p>SUERC-39518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39.0">
            <text:p>4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UB-3845">
            <text:p>UB-3845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5380.0">
            <text:p>5380.0</text:p>
          </table:table-cell>
          <table:table-cell office:value-type="float" office:value="63.0">
            <text:p>6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4">
            <text:p>-2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UB-3844">
            <text:p>UB-3844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6482.0">
            <text:p>6482.0</text:p>
          </table:table-cell>
          <table:table-cell office:value-type="float" office:value="98.0">
            <text:p>9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94749">
            <text:p>Beta-94749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7">
            <text:p>-0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0">
            <text:p>SUERC-39520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9.0">
            <text:p>168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1">
            <text:p>SUERC-39521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2.0">
            <text:p>168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5">
            <text:p>SUERC-39525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45.0">
            <text:p>17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6">
            <text:p>SUERC-3952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43.0">
            <text:p>174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7">
            <text:p>SUERC-3952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24.0">
            <text:p>172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6">
            <text:p>SUERC-4354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095.0">
            <text:p>209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1">
            <text:p>SUERC-43541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065.0">
            <text:p>2065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4">
            <text:p>SUERC-39514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41.0">
            <text:p>44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9">
            <text:p>SUERC-39519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6.0">
            <text:p>168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